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Nato sans" svg:font-family="'Nato sans'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family-generic="swiss" style:font-pitch="variable"/>
    <style:font-face style:name="Fira Sans Black1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Merriweather Sans" svg:font-family="'Merriweather Sans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text-indent="0in" style:auto-text-indent="false"/>
      <style:text-properties fo:color="#434343" fo:font-size="9.5pt" style:font-size-asian="9.5pt" style:font-size-complex="9.5pt"/>
    </style:style>
    <style:style style:name="P4" style:family="paragraph" style:parent-style-name="Standard">
      <style:paragraph-properties fo:margin-top="0.222in" fo:margin-bottom="0in" loext:contextual-spacing="false" fo:line-height="100%"/>
    </style:style>
    <style:style style:name="P5" style:family="paragraph" style:parent-style-name="Standard">
      <loext:graphic-properties draw:fill-color="#ffffff"/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Heading_20_2">
      <loext:graphic-properties draw:fill-color="#ffffff"/>
      <style:paragraph-properties fo:padding="0in" fo:border="none"/>
    </style:style>
    <style:style style:name="P7" style:family="paragraph" style:parent-style-name="Heading_20_2">
      <loext:graphic-properties draw:fill-color="#ffffff"/>
      <style:paragraph-properties fo:padding="0in" fo:border="none"/>
      <style:text-properties fo:font-size="10.5pt" style:font-size-asian="10.5pt" style:font-size-complex="10.5pt"/>
    </style:style>
    <style:style style:name="P8" style:family="paragraph" style:parent-style-name="Heading_20_2">
      <loext:graphic-properties draw:fill-color="#ffffff"/>
      <style:paragraph-properties fo:padding="0in" fo:border="none"/>
      <style:text-properties fo:font-size="10pt" style:font-size-asian="10pt" style:font-size-complex="10pt"/>
    </style:style>
    <style:style style:name="P9" style:family="paragraph" style:parent-style-name="Heading_20_1">
      <loext:graphic-properties draw:fill-color="#ffffff"/>
      <style:paragraph-properties fo:padding="0in" fo:border="none"/>
    </style:style>
    <style:style style:name="P10" style:family="paragraph" style:parent-style-name="Heading_20_3">
      <loext:graphic-properties draw:fill-color="#ffffff"/>
      <style:paragraph-properties fo:padding="0in" fo:border="none"/>
    </style:style>
    <style:style style:name="P11" style:family="paragraph" style:parent-style-name="Heading_20_1">
      <loext:graphic-properties draw:fill-color="#ffffff"/>
      <style:paragraph-properties fo:padding="0in" fo:border="none"/>
      <style:text-properties style:font-name="Fira Sans Black1" fo:font-size="10pt" style:font-size-asian="10pt" style:font-size-complex="10pt"/>
    </style:style>
    <style:style style:name="P12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3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14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1" fo:font-size="10pt" style:font-name-asian="Open Sans1" style:font-size-asian="10pt" style:font-name-complex="Open Sans1" style:font-size-complex="10pt"/>
    </style:style>
    <style:style style:name="P15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6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17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1" style:font-name-complex="Open Sans1"/>
    </style:style>
    <style:style style:name="P18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fo:font-weight="bold" style:font-name-asian="Open Sans1" style:font-weight-asian="bold" style:font-name-complex="Open Sans1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fo:color="#434343" fo:font-size="9.5pt" style:font-size-asian="9.5pt" style:font-size-complex="9.5pt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fo:color="#4c4c4c" fo:font-size="9.5pt" style:font-size-asian="9.5pt" style:font-size-complex="9.5pt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22" style:family="paragraph" style:parent-style-name="Standard" style:list-style-name="WWNum2">
      <loext:graphic-properties draw:fill-color="#ffffff"/>
      <style:paragraph-properties fo:margin-left="0in" fo:margin-right="0.2083in" fo:margin-top="0.222in" fo:margin-bottom="0in" loext:contextual-spacing="false" fo:line-height="100%" fo:text-indent="0in" style:auto-text-indent="false" fo:padding="0in" fo:border="none"/>
    </style:style>
    <style:style style:name="P23" style:family="paragraph" style:parent-style-name="Standard">
      <loext:graphic-properties draw:fill-color="#ffffff"/>
      <style:paragraph-properties fo:margin-left="0in" fo:margin-right="0.2083in" fo:margin-top="0.0835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28e90"/>
    </style:style>
    <style:style style:name="P24" style:family="paragraph" style:parent-style-name="Standard" style:list-style-name="WWNum2">
      <loext:graphic-properties draw:fill-color="#ffffff"/>
      <style:paragraph-properties fo:margin-left="0in" fo:margin-right="0.2083in" fo:margin-top="0.0835in" fo:margin-bottom="0in" loext:contextual-spacing="false" fo:line-height="100%" fo:text-indent="0in" style:auto-text-indent="false" fo:padding="0in" fo:border="none"/>
    </style:style>
    <style:style style:name="P25" style:family="paragraph" style:parent-style-name="Standard" style:list-style-name="WWNum1">
      <loext:graphic-properties draw:fill-color="#ffffff"/>
      <style:paragraph-properties fo:margin-left="0in" fo:margin-right="0.2083in" fo:margin-top="0.0835in" fo:margin-bottom="0in" loext:contextual-spacing="false" fo:line-height="100%" fo:text-indent="0in" style:auto-text-indent="false" fo:padding="0in" fo:border="none"/>
    </style:style>
    <style:style style:name="P26" style:family="paragraph" style:parent-style-name="Standard">
      <loext:graphic-properties draw:fill-color="#ffffff"/>
      <style:paragraph-properties fo:margin-left="0in" fo:margin-right="0.2083in" fo:margin-top="0.08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1ca5"/>
    </style:style>
    <style:style style:name="P27" style:family="paragraph" style:parent-style-name="Standard">
      <loext:graphic-properties draw:fill-color="#ffffff"/>
      <style:paragraph-properties fo:margin-left="0in" fo:margin-right="0.2083in" fo:margin-top="0.08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8e9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ize="12pt" fo:font-style="italic" fo:font-weight="normal" officeooo:rsid="00088db0" style:font-size-asian="12pt" style:font-style-asian="italic" style:font-weight-asian="normal" style:font-size-complex="12pt"/>
    </style:style>
    <style:style style:name="T6" style:family="text">
      <style:text-properties fo:color="#434343"/>
    </style:style>
    <style:style style:name="T7" style:family="text">
      <style:text-properties fo:color="#434343" fo:font-style="italic" fo:font-weight="normal" style:font-style-asian="italic" style:font-weight-asian="normal"/>
    </style:style>
    <style:style style:name="T8" style:family="text">
      <style:text-properties fo:color="#4c4c4c"/>
    </style:style>
    <style:style style:name="T9" style:family="text">
      <style:text-properties fo:color="#4c4c4c" fo:font-size="9.5pt" style:font-size-asian="9.5pt" style:font-size-complex="9.5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88db0"/>
    </style:style>
    <style:style style:name="T12" style:family="text">
      <style:text-properties officeooo:rsid="000aeddd"/>
    </style:style>
    <style:style style:name="T13" style:family="text">
      <style:text-properties style:font-name="Fira Sans Black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bookmark text:name="_x8fm1uorkbaw"/>Sarath <text:s/>Sasi Godavarthi</text:p>
            <text:p text:style-name="P13"><text:bookmark text:name="_ymi089liagec"/>The technical complexity of Bio-sciences,their life sustaining capabilities, coupled with the composite ground of coding, inspire in me a passion for <text:span text:style-name="T11">Pharmocovigilance</text:span> and its diverse applications.</text:p>
          </table:table-cell>
          <table:table-cell table:style-name="Table1.A1" office:value-type="string">
            <text:p text:style-name="P17">Plot <text:s/>129 <text:s/>VP <text:s/>Colony Poranki Vijayawada <text:s/>- <text:s/>521137</text:p>
            <text:p text:style-name="P17"/>
            <text:p text:style-name="P18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1"><text:bookmark text:name="_y7d3xdxnr44m"/>EXPERIENCE</text:p>
            <text:p text:style-name="P6"><text:bookmark text:name="_rfgvkg2ifhfd"/><text:span text:style-name="T1">Biomed Informatics Medwin Hospitals</text:span><text:span text:style-name="T2">, Hyderabad</text:span><text:span text:style-name="T3"> — </text:span><text:span text:style-name="T5">Intern</text:span></text:p>
            <text:p text:style-name="P10"><text:bookmark text:name="_n64fgzu3lwuy"/><text:span text:style-name="T11">Oct </text:span>20<text:span text:style-name="T11">20</text:span> - PRESENT</text:p>
            <text:p text:style-name="P3"/>
            <text:list xml:id="list1996894167" text:style-name="WWNum3">
              <text:list-item>
                <text:p text:style-name="P19">Advanced PG Diploma in Pharmacovigilance</text:p>
              </text:list-item>
              <text:list-item>
                <text:p text:style-name="P20">Certified in Pharmacovigilance and Oracle Argus Safety </text:p>
              </text:list-item>
              <text:list-item>
                <text:p text:style-name="P20">Managing Individual Case Safety Reports (ICSRs) and initial case entries.</text:p>
              </text:list-item>
              <text:list-item>
                <text:p text:style-name="P20">Duplicate searching in the database before book-in and case creation / initial data entry in Argus.</text:p>
              </text:list-item>
              <text:list-item>
                <text:p text:style-name="P20">Coding adverse events using MedDRA and WHO Drug dictionary.</text:p>
              </text:list-item>
              <text:list-item>
                <text:p text:style-name="P21"><text:span text:style-name="T9">Determining regulatory reporting requirements based on assessment of seriousness and labeling of selected event terms.</text:span><text:span text:style-name="T8"> </text:span></text:p>
              </text:list-item>
            </text:list>
            <text:p text:style-name="P11"><text:bookmark text:name="_yk8luflkpwij"/>EDUCATION</text:p>
            <text:p text:style-name="P7"><text:bookmark text:name="_6wymnhinx9q5"/><text:span text:style-name="T6">Sathyabama University, </text:span><text:span text:style-name="T3">Chennai</text:span>—<text:span text:style-name="T4">B.E. <text:s/>in <text:s/>Biotechnology</text:span></text:p>
            <text:p text:style-name="P10"><text:bookmark text:name="_7vtcyzeczjot"/>2015 - 2020, Secured 70%</text:p>
            <text:p text:style-name="P7"><text:bookmark text:name="_czfiadnsgnzp"/><text:span text:style-name="T6">Sri <text:s/>Chaitanya <text:s/>Co-Ed Jr.College,</text:span> <text:span text:style-name="T3">Vijayawada</text:span> <text:s/>— <text:span text:style-name="T4">BiPC</text:span></text:p>
            <text:p text:style-name="P10"><text:bookmark text:name="_miiyt1y6sl7g"/>2012 - 2014, Sec<text:span text:style-name="T12">u</text:span>red 81% </text:p>
            <text:p text:style-name="P11"><text:bookmark text:name="_jhv78pp9wtzd"/>PROJECTS</text:p>
            <text:p text:style-name="P8"><text:bookmark text:name="_vm051rmyhoww"/><text:span text:style-name="T6">Genome Sequencing and Analysis <text:s/>of <text:s/>Ray <text:s/>Fish <text:s/>Using <text:s/>Illumina Nextseq500 <text:s/>Platform <text:s/>— </text:span><text:span text:style-name="T7">Positive <text:s/>Results</text:span></text:p>
            <text:p text:style-name="P2"/>
            <text:p text:style-name="P2"/>
            <text:p text:style-name="P14"><text:bookmark text:name="_y9gbu6uqy7nn"/>LANGUAGES</text:p>
            <text:p text:style-name="P4">English, Telugu, Hindi <text:s/></text:p>
          </table:table-cell>
          <table:table-cell table:style-name="Table1.A1" office:value-type="string">
            <text:p text:style-name="P11"><text:bookmark text:name="_ca0awj8022e2"/>TECHNICAL SKILLS</text:p>
            <text:list xml:id="list3625208451" text:style-name="WWNum2">
              <text:list-header>
                <text:p text:style-name="P22"><text:span text:style-name="T10">Coding</text:span> <text:s/>: <text:s/>Python <text:s/>Automation and <text:s/>Web <text:s/>Design</text:p>
                <text:p text:style-name="P24"><text:span text:style-name="T10">System Administration</text:span> : Open Source <text:s/>Software; <text:s/>Linux</text:p>
              </text:list-header>
            </text:list>
            <text:list xml:id="list3635674272" text:style-name="WWNum1">
              <text:list-header>
                <text:p text:style-name="P25"><text:span text:style-name="T10">Programming Languages</text:span> : HTML5, CSS3, Python, JavaScript</text:p>
              </text:list-header>
            </text:list>
            <text:p text:style-name="P12"><text:bookmark text:name="_tuxh7mwdaxox"/><text:span text:style-name="T13">PERSONAL STRENGTHS</text:span> </text:p>
            <text:p text:style-name="P26"><text:span text:style-name="T10">Accuracy <text:s/>and Precision </text:span>Excellent <text:s/>information <text:s/>input and <text:s/>output <text:s/>skills. <text:s/>All <text:s/>works will <text:s/>be <text:s/>thrice <text:s/>edited. </text:p>
            <text:p text:style-name="P26"><text:span text:style-name="T10">Data <text:s/>Interpretation <text:s text:c="19"/></text:span>Good <text:s/>interpretation <text:s/>skills. Accurate <text:s/>data <text:s/>information reproduction.</text:p>
            <text:p text:style-name="P27"><text:span text:style-name="T10">Communication Skills <text:s text:c="12"/></text:span>Adept <text:s/>at <text:s/>business, <text:s/>technical and <text:s/>conversational <text:s/>English. Can be <text:s/>a team member, or lead <text:s/>a <text:s/>team.</text:p>
            <text:p text:style-name="P23"><text:span text:style-name="T10">Logical <text:s/>Deduction</text:span></text:p>
            <text:p text:style-name="P23">Mathematical <text:s/>and <text:s/>coding skills, <text:s/>logic <text:s/>and <text:s/>judgement <text:s/>are my strong suit.</text:p>
            <text:p text:style-name="P9"><text:bookmark text:name="_cxxkes25b26"/>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Nato sans" svg:font-family="'Nato sans'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family-generic="swiss" style:font-pitch="variable"/>
    <style:font-face style:name="Fira Sans Black1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Merriweather Sans" svg:font-family="'Merriweather Sans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1T11:40:26.293669577</dc:date>
    <dc:creator>Sasi Sarath</dc:creator>
    <meta:editing-duration>PT21M24S</meta:editing-duration>
    <meta:editing-cycles>12</meta:editing-cycles>
    <meta:generator>LibreOffice/6.1.5.2$Linux_X86_64 LibreOffice_project/10$Build-2</meta:generator>
    <meta:document-statistic meta:table-count="1" meta:image-count="0" meta:object-count="0" meta:page-count="1" meta:paragraph-count="32" meta:word-count="243" meta:character-count="1800" meta:non-whitespace-character-count="1501"/>
  </office:meta>
</office:document-meta>
</file>